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1024" style:apply-style-name="Result" style:base-cell-address="Sheet1.B2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Edges</text:p>
          </table:table-cell>
          <table:table-cell office:value-type="float" office:value="64">
            <text:p>64</text:p>
          </table:table-cell>
          <table:table-cell table:style-name="ce1" table:formula="of:=([.C$1]*1000/[.$B2])*4*([.C$1]*1000)/1024/1024" office:value-type="float" office:value="381.4697265625">
            <text:p>381.4697265625</text:p>
          </table:table-cell>
          <table:table-cell table:style-name="ce1" table:formula="of:=([.D$1]*1000/[.$B2])*4*([.D$1]*1000)/1024/1024" office:value-type="float" office:value="430.643558502197">
            <text:p>430.6435585022</text:p>
          </table:table-cell>
          <table:table-cell table:style-name="ce1" table:formula="of:=([.E$1]*1000/[.$B2])*4*([.E$1]*1000)/1024/1024" office:value-type="float" office:value="482.797622680664">
            <text:p>482.7976226807</text:p>
          </table:table-cell>
          <table:table-cell table:style-name="ce1" table:formula="of:=([.F$1]*1000/[.$B2])*4*([.F$1]*1000)/1024/1024" office:value-type="float" office:value="537.9319190979">
            <text:p>537.9319190979</text:p>
          </table:table-cell>
          <table:table-cell table:style-name="ce1" table:formula="of:=([.G$1]*1000/[.$B2])*4*([.G$1]*1000)/1024/1024" office:value-type="float" office:value="596.046447753906">
            <text:p>596.0464477539</text:p>
          </table:table-cell>
          <table:table-cell table:style-name="ce1" table:formula="of:=([.H$1]*1000/[.$B2])*4*([.H$1]*1000)/1024/1024" office:value-type="float" office:value="657.141208648682">
            <text:p>657.1412086487</text:p>
          </table:table-cell>
          <table:table-cell table:style-name="ce1" table:formula="of:=([.I$1]*1000/[.$B2])*4*([.I$1]*1000)/1024/1024" office:value-type="float" office:value="721.216201782227">
            <text:p>721.2162017822</text:p>
          </table:table-cell>
          <table:table-cell table:style-name="ce1" table:formula="of:=([.J$1]*1000/[.$B2])*4*([.J$1]*1000)/1024/1024" office:value-type="float" office:value="858.306884765625">
            <text:p>858.3068847656</text:p>
          </table:table-cell>
          <table:table-cell table:style-name="ce1" table:formula="of:=([.K$1]*1000/[.$B2])*4*([.K$1]*1000)/1024/1024" office:value-type="float" office:value="931.322574615479">
            <text:p>931.3225746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1" table:formula="of:=([.C$1]*1000/[.$B3])*4*([.C$1]*1000)/1024/1024" office:value-type="float" office:value="190.73486328125">
            <text:p>190.7348632813</text:p>
          </table:table-cell>
          <table:table-cell table:style-name="ce1" table:formula="of:=([.D$1]*1000/[.$B3])*4*([.D$1]*1000)/1024/1024" office:value-type="float" office:value="215.321779251099">
            <text:p>215.3217792511</text:p>
          </table:table-cell>
          <table:table-cell table:style-name="ce1" table:formula="of:=([.E$1]*1000/[.$B3])*4*([.E$1]*1000)/1024/1024" office:value-type="float" office:value="241.398811340332">
            <text:p>241.3988113403</text:p>
          </table:table-cell>
          <table:table-cell table:style-name="ce1" table:formula="of:=([.F$1]*1000/[.$B3])*4*([.F$1]*1000)/1024/1024" office:value-type="float" office:value="268.96595954895">
            <text:p>268.965959549</text:p>
          </table:table-cell>
          <table:table-cell table:style-name="ce1" table:formula="of:=([.G$1]*1000/[.$B3])*4*([.G$1]*1000)/1024/1024" office:value-type="float" office:value="298.023223876953">
            <text:p>298.023223877</text:p>
          </table:table-cell>
          <table:table-cell table:style-name="ce1" table:formula="of:=([.H$1]*1000/[.$B3])*4*([.H$1]*1000)/1024/1024" office:value-type="float" office:value="328.570604324341">
            <text:p>328.5706043243</text:p>
          </table:table-cell>
          <table:table-cell table:style-name="ce1" table:formula="of:=([.I$1]*1000/[.$B3])*4*([.I$1]*1000)/1024/1024" office:value-type="float" office:value="360.608100891113">
            <text:p>360.6081008911</text:p>
          </table:table-cell>
          <table:table-cell table:style-name="ce1" table:formula="of:=([.J$1]*1000/[.$B3])*4*([.J$1]*1000)/1024/1024" office:value-type="float" office:value="429.153442382813">
            <text:p>429.1534423828</text:p>
          </table:table-cell>
          <table:table-cell table:style-name="ce1" table:formula="of:=([.K$1]*1000/[.$B3])*4*([.K$1]*1000)/1024/1024" office:value-type="float" office:value="465.661287307739">
            <text:p>465.6612873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1" table:formula="of:=([.C$1]*1000/[.$B4])*4*([.C$1]*1000)/1024/1024" office:value-type="float" office:value="95.367431640625">
            <text:p>95.3674316406</text:p>
          </table:table-cell>
          <table:table-cell table:style-name="ce1" table:formula="of:=([.D$1]*1000/[.$B4])*4*([.D$1]*1000)/1024/1024" office:value-type="float" office:value="107.660889625549">
            <text:p>107.6608896256</text:p>
          </table:table-cell>
          <table:table-cell table:style-name="ce1" table:formula="of:=([.E$1]*1000/[.$B4])*4*([.E$1]*1000)/1024/1024" office:value-type="float" office:value="120.699405670166">
            <text:p>120.6994056702</text:p>
          </table:table-cell>
          <table:table-cell table:style-name="ce1" table:formula="of:=([.F$1]*1000/[.$B4])*4*([.F$1]*1000)/1024/1024" office:value-type="float" office:value="134.482979774475">
            <text:p>134.4829797745</text:p>
          </table:table-cell>
          <table:table-cell table:style-name="ce1" table:formula="of:=([.G$1]*1000/[.$B4])*4*([.G$1]*1000)/1024/1024" office:value-type="float" office:value="149.011611938477">
            <text:p>149.0116119385</text:p>
          </table:table-cell>
          <table:table-cell table:style-name="ce1" table:formula="of:=([.H$1]*1000/[.$B4])*4*([.H$1]*1000)/1024/1024" office:value-type="float" office:value="164.28530216217">
            <text:p>164.2853021622</text:p>
          </table:table-cell>
          <table:table-cell table:style-name="ce1" table:formula="of:=([.I$1]*1000/[.$B4])*4*([.I$1]*1000)/1024/1024" office:value-type="float" office:value="180.304050445557">
            <text:p>180.3040504456</text:p>
          </table:table-cell>
          <table:table-cell table:style-name="ce1" table:formula="of:=([.J$1]*1000/[.$B4])*4*([.J$1]*1000)/1024/1024" office:value-type="float" office:value="214.576721191406">
            <text:p>214.5767211914</text:p>
          </table:table-cell>
          <table:table-cell table:style-name="ce1" table:formula="of:=([.K$1]*1000/[.$B4])*4*([.K$1]*1000)/1024/1024" office:value-type="float" office:value="232.83064365387">
            <text:p>232.8306436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style-name="ce1" table:formula="of:=([.C$1]*1000/[.$B5])*4*([.C$1]*1000)/1024/1024" office:value-type="float" office:value="47.6837158203125">
            <text:p>47.6837158203</text:p>
          </table:table-cell>
          <table:table-cell table:style-name="ce1" table:formula="of:=([.D$1]*1000/[.$B5])*4*([.D$1]*1000)/1024/1024" office:value-type="float" office:value="53.8304448127747">
            <text:p>53.8304448128</text:p>
          </table:table-cell>
          <table:table-cell table:style-name="ce1" table:formula="of:=([.E$1]*1000/[.$B5])*4*([.E$1]*1000)/1024/1024" office:value-type="float" office:value="60.349702835083">
            <text:p>60.3497028351</text:p>
          </table:table-cell>
          <table:table-cell table:style-name="ce1" table:formula="of:=([.F$1]*1000/[.$B5])*4*([.F$1]*1000)/1024/1024" office:value-type="float" office:value="67.2414898872376">
            <text:p>67.2414898872</text:p>
          </table:table-cell>
          <table:table-cell table:style-name="ce1" table:formula="of:=([.G$1]*1000/[.$B5])*4*([.G$1]*1000)/1024/1024" office:value-type="float" office:value="74.5058059692383">
            <text:p>74.5058059692</text:p>
          </table:table-cell>
          <table:table-cell table:style-name="ce1" table:formula="of:=([.H$1]*1000/[.$B5])*4*([.H$1]*1000)/1024/1024" office:value-type="float" office:value="82.1426510810852">
            <text:p>82.1426510811</text:p>
          </table:table-cell>
          <table:table-cell table:style-name="ce1" table:formula="of:=([.I$1]*1000/[.$B5])*4*([.I$1]*1000)/1024/1024" office:value-type="float" office:value="90.1520252227783">
            <text:p>90.1520252228</text:p>
          </table:table-cell>
          <table:table-cell table:style-name="ce1" table:formula="of:=([.J$1]*1000/[.$B5])*4*([.J$1]*1000)/1024/1024" office:value-type="float" office:value="107.288360595703">
            <text:p>107.2883605957</text:p>
          </table:table-cell>
          <table:table-cell table:style-name="ce1" table:formula="of:=([.K$1]*1000/[.$B5])*4*([.K$1]*1000)/1024/1024" office:value-type="float" office:value="116.415321826935">
            <text:p>116.4153218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style-name="ce1" table:formula="of:=([.C$1]*1000/[.$B6])*4*([.C$1]*1000)/1024/1024" office:value-type="float" office:value="23.8418579101562">
            <text:p>23.8418579102</text:p>
          </table:table-cell>
          <table:table-cell table:style-name="ce1" table:formula="of:=([.D$1]*1000/[.$B6])*4*([.D$1]*1000)/1024/1024" office:value-type="float" office:value="26.9152224063873">
            <text:p>26.9152224064</text:p>
          </table:table-cell>
          <table:table-cell table:style-name="ce1" table:formula="of:=([.E$1]*1000/[.$B6])*4*([.E$1]*1000)/1024/1024" office:value-type="float" office:value="30.1748514175415">
            <text:p>30.1748514175</text:p>
          </table:table-cell>
          <table:table-cell table:style-name="ce1" table:formula="of:=([.F$1]*1000/[.$B6])*4*([.F$1]*1000)/1024/1024" office:value-type="float" office:value="33.6207449436188">
            <text:p>33.6207449436</text:p>
          </table:table-cell>
          <table:table-cell table:style-name="ce1" table:formula="of:=([.G$1]*1000/[.$B6])*4*([.G$1]*1000)/1024/1024" office:value-type="float" office:value="37.2529029846191">
            <text:p>37.2529029846</text:p>
          </table:table-cell>
          <table:table-cell table:style-name="ce1" table:formula="of:=([.H$1]*1000/[.$B6])*4*([.H$1]*1000)/1024/1024" office:value-type="float" office:value="41.0713255405426">
            <text:p>41.0713255405</text:p>
          </table:table-cell>
          <table:table-cell table:style-name="ce1" table:formula="of:=([.I$1]*1000/[.$B6])*4*([.I$1]*1000)/1024/1024" office:value-type="float" office:value="45.0760126113892">
            <text:p>45.0760126114</text:p>
          </table:table-cell>
          <table:table-cell table:style-name="ce1" table:formula="of:=([.J$1]*1000/[.$B6])*4*([.J$1]*1000)/1024/1024" office:value-type="float" office:value="53.6441802978516">
            <text:p>53.6441802979</text:p>
          </table:table-cell>
          <table:table-cell table:style-name="ce1" table:formula="of:=([.K$1]*1000/[.$B6])*4*([.K$1]*1000)/1024/1024" office:value-type="float" office:value="58.2076609134674">
            <text:p>58.20766091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Ants</text:p>
          </table:table-cell>
          <table:table-cell office:value-type="float" office:value="64">
            <text:p>64</text:p>
          </table:table-cell>
          <table:table-cell table:style-name="ce1" table:formula="of:=4*[.C$8]*1000*[.C$8]*1000/[.$B9]/1024/1024" office:value-type="float" office:value="381.4697265625">
            <text:p>381.4697265625</text:p>
          </table:table-cell>
          <table:table-cell table:style-name="ce1" table:formula="of:=4*[.D$8]*1000*[.D$8]*1000/[.$B9]/1024/1024" office:value-type="float" office:value="430.643558502197">
            <text:p>430.6435585022</text:p>
          </table:table-cell>
          <table:table-cell table:style-name="ce1" table:formula="of:=4*[.E$8]*1000*[.E$8]*1000/[.$B9]/1024/1024" office:value-type="float" office:value="482.797622680664">
            <text:p>482.7976226807</text:p>
          </table:table-cell>
          <table:table-cell table:style-name="ce1" table:formula="of:=4*[.F$8]*1000*[.F$8]*1000/[.$B9]/1024/1024" office:value-type="float" office:value="537.9319190979">
            <text:p>537.9319190979</text:p>
          </table:table-cell>
          <table:table-cell table:style-name="ce1" table:formula="of:=4*[.G$8]*1000*[.G$8]*1000/[.$B9]/1024/1024" office:value-type="float" office:value="596.046447753906">
            <text:p>596.0464477539</text:p>
          </table:table-cell>
          <table:table-cell table:style-name="ce1" table:formula="of:=4*[.H$8]*1000*[.H$8]*1000/[.$B9]/1024/1024" office:value-type="float" office:value="657.141208648682">
            <text:p>657.1412086487</text:p>
          </table:table-cell>
          <table:table-cell table:style-name="ce1" table:formula="of:=4*[.I$8]*1000*[.I$8]*1000/[.$B9]/1024/1024" office:value-type="float" office:value="721.216201782227">
            <text:p>721.2162017822</text:p>
          </table:table-cell>
          <table:table-cell table:style-name="ce1" table:formula="of:=4*[.J$8]*1000*[.J$8]*1000/[.$B9]/1024/1024" office:value-type="float" office:value="858.306884765625">
            <text:p>858.3068847656</text:p>
          </table:table-cell>
          <table:table-cell table:style-name="ce1" table:formula="of:=4*[.K$8]*1000*[.K$8]*1000/[.$B9]/1024/1024" office:value-type="float" office:value="931.322574615479">
            <text:p>931.3225746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1" table:formula="of:=4*[.C$8]*1000*[.C$8]*1000/[.$B10]/1024/1024" office:value-type="float" office:value="190.73486328125">
            <text:p>190.7348632813</text:p>
          </table:table-cell>
          <table:table-cell table:style-name="ce1" table:formula="of:=4*[.D$8]*1000*[.D$8]*1000/[.$B10]/1024/1024" office:value-type="float" office:value="215.321779251099">
            <text:p>215.3217792511</text:p>
          </table:table-cell>
          <table:table-cell table:style-name="ce1" table:formula="of:=4*[.E$8]*1000*[.E$8]*1000/[.$B10]/1024/1024" office:value-type="float" office:value="241.398811340332">
            <text:p>241.3988113403</text:p>
          </table:table-cell>
          <table:table-cell table:style-name="ce1" table:formula="of:=4*[.F$8]*1000*[.F$8]*1000/[.$B10]/1024/1024" office:value-type="float" office:value="268.96595954895">
            <text:p>268.965959549</text:p>
          </table:table-cell>
          <table:table-cell table:style-name="ce1" table:formula="of:=4*[.G$8]*1000*[.G$8]*1000/[.$B10]/1024/1024" office:value-type="float" office:value="298.023223876953">
            <text:p>298.023223877</text:p>
          </table:table-cell>
          <table:table-cell table:style-name="ce1" table:formula="of:=4*[.H$8]*1000*[.H$8]*1000/[.$B10]/1024/1024" office:value-type="float" office:value="328.570604324341">
            <text:p>328.5706043243</text:p>
          </table:table-cell>
          <table:table-cell table:style-name="ce1" table:formula="of:=4*[.I$8]*1000*[.I$8]*1000/[.$B10]/1024/1024" office:value-type="float" office:value="360.608100891113">
            <text:p>360.6081008911</text:p>
          </table:table-cell>
          <table:table-cell table:style-name="ce1" table:formula="of:=4*[.J$8]*1000*[.J$8]*1000/[.$B10]/1024/1024" office:value-type="float" office:value="429.153442382813">
            <text:p>429.1534423828</text:p>
          </table:table-cell>
          <table:table-cell table:style-name="ce1" table:formula="of:=4*[.K$8]*1000*[.K$8]*1000/[.$B10]/1024/1024" office:value-type="float" office:value="465.661287307739">
            <text:p>465.6612873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1" table:formula="of:=4*[.C$8]*1000*[.C$8]*1000/[.$B11]/1024/1024" office:value-type="float" office:value="95.367431640625">
            <text:p>95.3674316406</text:p>
          </table:table-cell>
          <table:table-cell table:style-name="ce1" table:formula="of:=4*[.D$8]*1000*[.D$8]*1000/[.$B11]/1024/1024" office:value-type="float" office:value="107.660889625549">
            <text:p>107.6608896256</text:p>
          </table:table-cell>
          <table:table-cell table:style-name="ce1" table:formula="of:=4*[.E$8]*1000*[.E$8]*1000/[.$B11]/1024/1024" office:value-type="float" office:value="120.699405670166">
            <text:p>120.6994056702</text:p>
          </table:table-cell>
          <table:table-cell table:style-name="ce1" table:formula="of:=4*[.F$8]*1000*[.F$8]*1000/[.$B11]/1024/1024" office:value-type="float" office:value="134.482979774475">
            <text:p>134.4829797745</text:p>
          </table:table-cell>
          <table:table-cell table:style-name="ce1" table:formula="of:=4*[.G$8]*1000*[.G$8]*1000/[.$B11]/1024/1024" office:value-type="float" office:value="149.011611938477">
            <text:p>149.0116119385</text:p>
          </table:table-cell>
          <table:table-cell table:style-name="ce1" table:formula="of:=4*[.H$8]*1000*[.H$8]*1000/[.$B11]/1024/1024" office:value-type="float" office:value="164.28530216217">
            <text:p>164.2853021622</text:p>
          </table:table-cell>
          <table:table-cell table:style-name="ce1" table:formula="of:=4*[.I$8]*1000*[.I$8]*1000/[.$B11]/1024/1024" office:value-type="float" office:value="180.304050445557">
            <text:p>180.3040504456</text:p>
          </table:table-cell>
          <table:table-cell table:style-name="ce1" table:formula="of:=4*[.J$8]*1000*[.J$8]*1000/[.$B11]/1024/1024" office:value-type="float" office:value="214.576721191406">
            <text:p>214.5767211914</text:p>
          </table:table-cell>
          <table:table-cell table:style-name="ce1" table:formula="of:=4*[.K$8]*1000*[.K$8]*1000/[.$B11]/1024/1024" office:value-type="float" office:value="232.83064365387">
            <text:p>232.8306436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style-name="ce1" table:formula="of:=4*[.C$8]*1000*[.C$8]*1000/[.$B12]/1024/1024" office:value-type="float" office:value="47.6837158203125">
            <text:p>47.6837158203</text:p>
          </table:table-cell>
          <table:table-cell table:style-name="ce1" table:formula="of:=4*[.D$8]*1000*[.D$8]*1000/[.$B12]/1024/1024" office:value-type="float" office:value="53.8304448127747">
            <text:p>53.8304448128</text:p>
          </table:table-cell>
          <table:table-cell table:style-name="ce1" table:formula="of:=4*[.E$8]*1000*[.E$8]*1000/[.$B12]/1024/1024" office:value-type="float" office:value="60.349702835083">
            <text:p>60.3497028351</text:p>
          </table:table-cell>
          <table:table-cell table:style-name="ce1" table:formula="of:=4*[.F$8]*1000*[.F$8]*1000/[.$B12]/1024/1024" office:value-type="float" office:value="67.2414898872376">
            <text:p>67.2414898872</text:p>
          </table:table-cell>
          <table:table-cell table:style-name="ce1" table:formula="of:=4*[.G$8]*1000*[.G$8]*1000/[.$B12]/1024/1024" office:value-type="float" office:value="74.5058059692383">
            <text:p>74.5058059692</text:p>
          </table:table-cell>
          <table:table-cell table:style-name="ce1" table:formula="of:=4*[.H$8]*1000*[.H$8]*1000/[.$B12]/1024/1024" office:value-type="float" office:value="82.1426510810852">
            <text:p>82.1426510811</text:p>
          </table:table-cell>
          <table:table-cell table:style-name="ce1" table:formula="of:=4*[.I$8]*1000*[.I$8]*1000/[.$B12]/1024/1024" office:value-type="float" office:value="90.1520252227783">
            <text:p>90.1520252228</text:p>
          </table:table-cell>
          <table:table-cell table:style-name="ce1" table:formula="of:=4*[.J$8]*1000*[.J$8]*1000/[.$B12]/1024/1024" office:value-type="float" office:value="107.288360595703">
            <text:p>107.2883605957</text:p>
          </table:table-cell>
          <table:table-cell table:style-name="ce1" table:formula="of:=4*[.K$8]*1000*[.K$8]*1000/[.$B12]/1024/1024" office:value-type="float" office:value="116.415321826935">
            <text:p>116.41532182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style-name="ce1" table:formula="of:=4*[.C$8]*1000*[.C$8]*1000/[.$B13]/1024/1024" office:value-type="float" office:value="23.8418579101562">
            <text:p>23.8418579102</text:p>
          </table:table-cell>
          <table:table-cell table:style-name="ce1" table:formula="of:=4*[.D$8]*1000*[.D$8]*1000/[.$B13]/1024/1024" office:value-type="float" office:value="26.9152224063873">
            <text:p>26.9152224064</text:p>
          </table:table-cell>
          <table:table-cell table:style-name="ce1" table:formula="of:=4*[.E$8]*1000*[.E$8]*1000/[.$B13]/1024/1024" office:value-type="float" office:value="30.1748514175415">
            <text:p>30.1748514175</text:p>
          </table:table-cell>
          <table:table-cell table:style-name="ce1" table:formula="of:=4*[.F$8]*1000*[.F$8]*1000/[.$B13]/1024/1024" office:value-type="float" office:value="33.6207449436188">
            <text:p>33.6207449436</text:p>
          </table:table-cell>
          <table:table-cell table:style-name="ce1" table:formula="of:=4*[.G$8]*1000*[.G$8]*1000/[.$B13]/1024/1024" office:value-type="float" office:value="37.2529029846191">
            <text:p>37.2529029846</text:p>
          </table:table-cell>
          <table:table-cell table:style-name="ce1" table:formula="of:=4*[.H$8]*1000*[.H$8]*1000/[.$B13]/1024/1024" office:value-type="float" office:value="41.0713255405426">
            <text:p>41.0713255405</text:p>
          </table:table-cell>
          <table:table-cell table:style-name="ce1" table:formula="of:=4*[.I$8]*1000*[.I$8]*1000/[.$B13]/1024/1024" office:value-type="float" office:value="45.0760126113892">
            <text:p>45.0760126114</text:p>
          </table:table-cell>
          <table:table-cell table:style-name="ce1" table:formula="of:=4*[.J$8]*1000*[.J$8]*1000/[.$B13]/1024/1024" office:value-type="float" office:value="53.6441802978516">
            <text:p>53.6441802979</text:p>
          </table:table-cell>
          <table:table-cell table:style-name="ce1" table:formula="of:=4*[.K$8]*1000*[.K$8]*1000/[.$B13]/1024/1024" office:value-type="float" office:value="58.2076609134674">
            <text:p>58.207660913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number-columns-repeated="9"/>
          <table:table-cell table:number-columns-repeated="3"/>
        </table:table-row>
        <table:table-row table:style-name="ro1">
          <table:table-cell table:number-columns-repeated="2"/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office:value-type="float" office:value="64">
            <text:p>64</text:p>
          </table:table-cell>
          <table:table-cell table:style-name="ce1" table:formula="of:=[.C9]+[.C2]" office:value-type="float" office:value="762.939453125">
            <text:p>762.939453125</text:p>
          </table:table-cell>
          <table:table-cell table:style-name="ce1" table:formula="of:=[.D9]+[.D2]" office:value-type="float" office:value="861.287117004395">
            <text:p>861.2871170044</text:p>
          </table:table-cell>
          <table:table-cell table:style-name="ce1" table:formula="of:=[.E9]+[.E2]" office:value-type="float" office:value="965.595245361328">
            <text:p>965.5952453613</text:p>
          </table:table-cell>
          <table:table-cell table:style-name="ce1" table:formula="of:=[.F9]+[.F2]" office:value-type="float" office:value="1075.8638381958">
            <text:p>1075.8638381958</text:p>
          </table:table-cell>
          <table:table-cell table:style-name="ce1" table:formula="of:=[.G9]+[.G2]" office:value-type="float" office:value="1192.09289550781">
            <text:p>1192.0928955078</text:p>
          </table:table-cell>
          <table:table-cell table:style-name="ce1" table:formula="of:=[.H9]+[.H2]" office:value-type="float" office:value="1314.28241729736">
            <text:p>1314.2824172974</text:p>
          </table:table-cell>
          <table:table-cell table:style-name="ce1" table:formula="of:=[.I9]+[.I2]" office:value-type="float" office:value="1442.43240356445">
            <text:p>1442.4324035645</text:p>
          </table:table-cell>
          <table:table-cell table:style-name="ce1" table:formula="of:=[.J9]+[.J2]" office:value-type="float" office:value="1716.61376953125">
            <text:p>1716.6137695313</text:p>
          </table:table-cell>
          <table:table-cell table:style-name="ce1" table:formula="of:=[.K9]+[.K2]" office:value-type="float" office:value="1862.64514923096">
            <text:p>1862.6451492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style-name="ce1" table:formula="of:=[.C10]+[.C3]" office:value-type="float" office:value="381.4697265625">
            <text:p>381.4697265625</text:p>
          </table:table-cell>
          <table:table-cell table:style-name="ce1" table:formula="of:=[.D10]+[.D3]" office:value-type="float" office:value="430.643558502197">
            <text:p>430.6435585022</text:p>
          </table:table-cell>
          <table:table-cell table:style-name="ce1" table:formula="of:=[.E10]+[.E3]" office:value-type="float" office:value="482.797622680664">
            <text:p>482.7976226807</text:p>
          </table:table-cell>
          <table:table-cell table:style-name="ce1" table:formula="of:=[.F10]+[.F3]" office:value-type="float" office:value="537.9319190979">
            <text:p>537.9319190979</text:p>
          </table:table-cell>
          <table:table-cell table:style-name="ce1" table:formula="of:=[.G10]+[.G3]" office:value-type="float" office:value="596.046447753906">
            <text:p>596.0464477539</text:p>
          </table:table-cell>
          <table:table-cell table:style-name="ce1" table:formula="of:=[.H10]+[.H3]" office:value-type="float" office:value="657.141208648682">
            <text:p>657.1412086487</text:p>
          </table:table-cell>
          <table:table-cell table:style-name="ce1" table:formula="of:=[.I10]+[.I3]" office:value-type="float" office:value="721.216201782227">
            <text:p>721.2162017822</text:p>
          </table:table-cell>
          <table:table-cell table:style-name="ce1" table:formula="of:=[.J10]+[.J3]" office:value-type="float" office:value="858.306884765625">
            <text:p>858.3068847656</text:p>
          </table:table-cell>
          <table:table-cell table:style-name="ce1" table:formula="of:=[.K10]+[.K3]" office:value-type="float" office:value="931.322574615479">
            <text:p>931.32257461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style-name="ce1" table:formula="of:=[.C11]+[.C4]" office:value-type="float" office:value="190.73486328125">
            <text:p>190.7348632813</text:p>
          </table:table-cell>
          <table:table-cell table:style-name="ce1" table:formula="of:=[.D11]+[.D4]" office:value-type="float" office:value="215.321779251099">
            <text:p>215.3217792511</text:p>
          </table:table-cell>
          <table:table-cell table:style-name="ce1" table:formula="of:=[.E11]+[.E4]" office:value-type="float" office:value="241.398811340332">
            <text:p>241.3988113403</text:p>
          </table:table-cell>
          <table:table-cell table:style-name="ce1" table:formula="of:=[.F11]+[.F4]" office:value-type="float" office:value="268.96595954895">
            <text:p>268.965959549</text:p>
          </table:table-cell>
          <table:table-cell table:style-name="ce1" table:formula="of:=[.G11]+[.G4]" office:value-type="float" office:value="298.023223876953">
            <text:p>298.023223877</text:p>
          </table:table-cell>
          <table:table-cell table:style-name="ce1" table:formula="of:=[.H11]+[.H4]" office:value-type="float" office:value="328.570604324341">
            <text:p>328.5706043243</text:p>
          </table:table-cell>
          <table:table-cell table:style-name="ce1" table:formula="of:=[.I11]+[.I4]" office:value-type="float" office:value="360.608100891113">
            <text:p>360.6081008911</text:p>
          </table:table-cell>
          <table:table-cell table:style-name="ce1" table:formula="of:=[.J11]+[.J4]" office:value-type="float" office:value="429.153442382813">
            <text:p>429.1534423828</text:p>
          </table:table-cell>
          <table:table-cell table:style-name="ce1" table:formula="of:=[.K11]+[.K4]" office:value-type="float" office:value="465.661287307739">
            <text:p>465.66128730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style-name="ce1" table:formula="of:=[.C12]+[.C5]" office:value-type="float" office:value="95.367431640625">
            <text:p>95.3674316406</text:p>
          </table:table-cell>
          <table:table-cell table:style-name="ce1" table:formula="of:=[.D12]+[.D5]" office:value-type="float" office:value="107.660889625549">
            <text:p>107.6608896256</text:p>
          </table:table-cell>
          <table:table-cell table:style-name="ce1" table:formula="of:=[.E12]+[.E5]" office:value-type="float" office:value="120.699405670166">
            <text:p>120.6994056702</text:p>
          </table:table-cell>
          <table:table-cell table:style-name="ce1" table:formula="of:=[.F12]+[.F5]" office:value-type="float" office:value="134.482979774475">
            <text:p>134.4829797745</text:p>
          </table:table-cell>
          <table:table-cell table:style-name="ce1" table:formula="of:=[.G12]+[.G5]" office:value-type="float" office:value="149.011611938477">
            <text:p>149.0116119385</text:p>
          </table:table-cell>
          <table:table-cell table:style-name="ce1" table:formula="of:=[.H12]+[.H5]" office:value-type="float" office:value="164.28530216217">
            <text:p>164.2853021622</text:p>
          </table:table-cell>
          <table:table-cell table:style-name="ce1" table:formula="of:=[.I12]+[.I5]" office:value-type="float" office:value="180.304050445557">
            <text:p>180.3040504456</text:p>
          </table:table-cell>
          <table:table-cell table:style-name="ce1" table:formula="of:=[.J12]+[.J5]" office:value-type="float" office:value="214.576721191406">
            <text:p>214.5767211914</text:p>
          </table:table-cell>
          <table:table-cell table:style-name="ce1" table:formula="of:=[.K12]+[.K5]" office:value-type="float" office:value="232.83064365387">
            <text:p>232.83064365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style-name="ce1" table:formula="of:=[.C13]+[.C6]" office:value-type="float" office:value="47.6837158203125">
            <text:p>47.6837158203</text:p>
          </table:table-cell>
          <table:table-cell table:style-name="ce1" table:formula="of:=[.D13]+[.D6]" office:value-type="float" office:value="53.8304448127747">
            <text:p>53.8304448128</text:p>
          </table:table-cell>
          <table:table-cell table:style-name="ce1" table:formula="of:=[.E13]+[.E6]" office:value-type="float" office:value="60.349702835083">
            <text:p>60.3497028351</text:p>
          </table:table-cell>
          <table:table-cell table:style-name="ce1" table:formula="of:=[.F13]+[.F6]" office:value-type="float" office:value="67.2414898872376">
            <text:p>67.2414898872</text:p>
          </table:table-cell>
          <table:table-cell table:style-name="ce1" table:formula="of:=[.G13]+[.G6]" office:value-type="float" office:value="74.5058059692383">
            <text:p>74.5058059692</text:p>
          </table:table-cell>
          <table:table-cell table:style-name="ce1" table:formula="of:=[.H13]+[.H6]" office:value-type="float" office:value="82.1426510810852">
            <text:p>82.1426510811</text:p>
          </table:table-cell>
          <table:table-cell table:style-name="ce1" table:formula="of:=[.I13]+[.I6]" office:value-type="float" office:value="90.1520252227783">
            <text:p>90.1520252228</text:p>
          </table:table-cell>
          <table:table-cell table:style-name="ce1" table:formula="of:=[.J13]+[.J6]" office:value-type="float" office:value="107.288360595703">
            <text:p>107.2883605957</text:p>
          </table:table-cell>
          <table:table-cell table:style-name="ce1" table:formula="of:=[.K13]+[.K6]" office:value-type="float" office:value="116.415321826935">
            <text:p>116.4153218269</text:p>
          </table:table-cell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" table:number-columns-repeated="9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C24]*2" office:value-type="float" office:value="64">
            <text:p>64</text:p>
          </table:table-cell>
          <table:table-cell table:formula="of:=[.D24]*2" office:value-type="float" office:value="128">
            <text:p>128</text:p>
          </table:table-cell>
          <table:table-cell table:formula="of:=[.E24]*2" office:value-type="float" office:value="256">
            <text:p>256</text:p>
          </table:table-cell>
          <table:table-cell table:formula="of:=[.F24]*2" office:value-type="float" office:value="512">
            <text:p>512</text:p>
          </table:table-cell>
          <table:table-cell table:formula="of:=[.G24]*2" office:value-type="float" office:value="1024">
            <text:p>1024</text:p>
          </table:table-cell>
          <table:table-cell table:formula="of:=[.H24]*2" office:value-type="float" office:value="2048">
            <text:p>2048</text:p>
          </table:table-cell>
          <table:table-cell table:formula="of:=[.I24]*2" office:value-type="float" office:value="4096">
            <text:p>4096</text:p>
          </table:table-cell>
          <table:table-cell table:formula="of:=[.J24]*2" office:value-type="float" office:value="8192">
            <text:p>8192</text:p>
          </table:table-cell>
          <table:table-cell table:formula="of:=[.K24]*2" office:value-type="float" office:value="16384">
            <text:p>16384</text:p>
          </table:table-cell>
          <table:table-cell table:formula="of:=[.L24]*2" office:value-type="float" office:value="32768">
            <text:p>32768</text:p>
          </table:table-cell>
          <table:table-cell table:formula="of:=[.M24]*2" office:value-type="float" office:value="65536">
            <text:p>65536</text:p>
          </table:table-cell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1000000/[.$B25]*[.C$24]*8/1024/1024" office:value-type="float" office:value="3.814697265625">
            <text:p>3.8146972656</text:p>
          </table:table-cell>
          <table:table-cell table:formula="of:=1000000/[.$B25]*[.D$24]*8/1024/1024" office:value-type="float" office:value="7.62939453125">
            <text:p>7.6293945313</text:p>
          </table:table-cell>
          <table:table-cell table:formula="of:=1000000/[.$B25]*[.E$24]*8/1024/1024" office:value-type="float" office:value="15.2587890625">
            <text:p>15.2587890625</text:p>
          </table:table-cell>
          <table:table-cell table:formula="of:=1000000/[.$B25]*[.F$24]*8/1024/1024" office:value-type="float" office:value="30.517578125">
            <text:p>30.517578125</text:p>
          </table:table-cell>
          <table:table-cell table:formula="of:=1000000/[.$B25]*[.G$24]*8/1024/1024" office:value-type="float" office:value="61.03515625">
            <text:p>61.03515625</text:p>
          </table:table-cell>
          <table:table-cell table:formula="of:=1000000/[.$B25]*[.H$24]*8/1024/1024" office:value-type="float" office:value="122.0703125">
            <text:p>122.0703125</text:p>
          </table:table-cell>
          <table:table-cell table:formula="of:=1000000/[.$B25]*[.I$24]*8/1024/1024" office:value-type="float" office:value="244.140625">
            <text:p>244.140625</text:p>
          </table:table-cell>
          <table:table-cell table:formula="of:=1000000/[.$B25]*[.J$24]*8/1024/1024" office:value-type="float" office:value="488.28125">
            <text:p>488.28125</text:p>
          </table:table-cell>
          <table:table-cell table:formula="of:=1000000/[.$B25]*[.K$24]*8/1024/1024" office:value-type="float" office:value="976.5625">
            <text:p>976.5625</text:p>
          </table:table-cell>
          <table:table-cell table:formula="of:=1000000/[.$B25]*[.L$24]*8/1024/1024" office:value-type="float" office:value="1953.125">
            <text:p>1953.125</text:p>
          </table:table-cell>
          <table:table-cell table:formula="of:=1000000/[.$B25]*[.M$24]*8/1024/1024" office:value-type="float" office:value="3906.25">
            <text:p>3906.25</text:p>
          </table:table-cell>
          <table:table-cell table:formula="of:=1000000/[.$B25]*[.N$24]*8/1024/1024" office:value-type="float" office:value="7812.5">
            <text:p>7812.5</text:p>
          </table:table-cell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1000000/[.$B26]*[.C$24]*8/1024/1024" office:value-type="float" office:value="1.9073486328125">
            <text:p>1.9073486328</text:p>
          </table:table-cell>
          <table:table-cell table:formula="of:=1000000/[.$B26]*[.D$24]*8/1024/1024" office:value-type="float" office:value="3.814697265625">
            <text:p>3.8146972656</text:p>
          </table:table-cell>
          <table:table-cell table:formula="of:=1000000/[.$B26]*[.E$24]*8/1024/1024" office:value-type="float" office:value="7.62939453125">
            <text:p>7.6293945313</text:p>
          </table:table-cell>
          <table:table-cell table:formula="of:=1000000/[.$B26]*[.F$24]*8/1024/1024" office:value-type="float" office:value="15.2587890625">
            <text:p>15.2587890625</text:p>
          </table:table-cell>
          <table:table-cell table:formula="of:=1000000/[.$B26]*[.G$24]*8/1024/1024" office:value-type="float" office:value="30.517578125">
            <text:p>30.517578125</text:p>
          </table:table-cell>
          <table:table-cell table:formula="of:=1000000/[.$B26]*[.H$24]*8/1024/1024" office:value-type="float" office:value="61.03515625">
            <text:p>61.03515625</text:p>
          </table:table-cell>
          <table:table-cell table:formula="of:=1000000/[.$B26]*[.I$24]*8/1024/1024" office:value-type="float" office:value="122.0703125">
            <text:p>122.0703125</text:p>
          </table:table-cell>
          <table:table-cell table:formula="of:=1000000/[.$B26]*[.J$24]*8/1024/1024" office:value-type="float" office:value="244.140625">
            <text:p>244.140625</text:p>
          </table:table-cell>
          <table:table-cell table:formula="of:=1000000/[.$B26]*[.K$24]*8/1024/1024" office:value-type="float" office:value="488.28125">
            <text:p>488.28125</text:p>
          </table:table-cell>
          <table:table-cell table:formula="of:=1000000/[.$B26]*[.L$24]*8/1024/1024" office:value-type="float" office:value="976.5625">
            <text:p>976.5625</text:p>
          </table:table-cell>
          <table:table-cell table:formula="of:=1000000/[.$B26]*[.M$24]*8/1024/1024" office:value-type="float" office:value="1953.125">
            <text:p>1953.125</text:p>
          </table:table-cell>
          <table:table-cell table:formula="of:=1000000/[.$B26]*[.N$24]*8/1024/1024" office:value-type="float" office:value="3906.25">
            <text:p>3906.25</text:p>
          </table:table-cell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1000000/[.$B27]*[.C$24]*8/1024/1024" office:value-type="float" office:value="0.95367431640625">
            <text:p>0.9536743164</text:p>
          </table:table-cell>
          <table:table-cell table:formula="of:=1000000/[.$B27]*[.D$24]*8/1024/1024" office:value-type="float" office:value="1.9073486328125">
            <text:p>1.9073486328</text:p>
          </table:table-cell>
          <table:table-cell table:formula="of:=1000000/[.$B27]*[.E$24]*8/1024/1024" office:value-type="float" office:value="3.814697265625">
            <text:p>3.8146972656</text:p>
          </table:table-cell>
          <table:table-cell table:formula="of:=1000000/[.$B27]*[.F$24]*8/1024/1024" office:value-type="float" office:value="7.62939453125">
            <text:p>7.6293945313</text:p>
          </table:table-cell>
          <table:table-cell table:formula="of:=1000000/[.$B27]*[.G$24]*8/1024/1024" office:value-type="float" office:value="15.2587890625">
            <text:p>15.2587890625</text:p>
          </table:table-cell>
          <table:table-cell table:formula="of:=1000000/[.$B27]*[.H$24]*8/1024/1024" office:value-type="float" office:value="30.517578125">
            <text:p>30.517578125</text:p>
          </table:table-cell>
          <table:table-cell table:formula="of:=1000000/[.$B27]*[.I$24]*8/1024/1024" office:value-type="float" office:value="61.03515625">
            <text:p>61.03515625</text:p>
          </table:table-cell>
          <table:table-cell table:formula="of:=1000000/[.$B27]*[.J$24]*8/1024/1024" office:value-type="float" office:value="122.0703125">
            <text:p>122.0703125</text:p>
          </table:table-cell>
          <table:table-cell table:formula="of:=1000000/[.$B27]*[.K$24]*8/1024/1024" office:value-type="float" office:value="244.140625">
            <text:p>244.140625</text:p>
          </table:table-cell>
          <table:table-cell table:formula="of:=1000000/[.$B27]*[.L$24]*8/1024/1024" office:value-type="float" office:value="488.28125">
            <text:p>488.28125</text:p>
          </table:table-cell>
          <table:table-cell table:formula="of:=1000000/[.$B27]*[.M$24]*8/1024/1024" office:value-type="float" office:value="976.5625">
            <text:p>976.5625</text:p>
          </table:table-cell>
          <table:table-cell table:formula="of:=1000000/[.$B27]*[.N$24]*8/1024/1024" office:value-type="float" office:value="1953.125">
            <text:p>1953.125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1000000/[.$B28]*[.C$24]*8/1024/1024" office:value-type="float" office:value="0.476837158203125">
            <text:p>0.4768371582</text:p>
          </table:table-cell>
          <table:table-cell table:formula="of:=1000000/[.$B28]*[.D$24]*8/1024/1024" office:value-type="float" office:value="0.95367431640625">
            <text:p>0.9536743164</text:p>
          </table:table-cell>
          <table:table-cell table:formula="of:=1000000/[.$B28]*[.E$24]*8/1024/1024" office:value-type="float" office:value="1.9073486328125">
            <text:p>1.9073486328</text:p>
          </table:table-cell>
          <table:table-cell table:formula="of:=1000000/[.$B28]*[.F$24]*8/1024/1024" office:value-type="float" office:value="3.814697265625">
            <text:p>3.8146972656</text:p>
          </table:table-cell>
          <table:table-cell table:formula="of:=1000000/[.$B28]*[.G$24]*8/1024/1024" office:value-type="float" office:value="7.62939453125">
            <text:p>7.6293945313</text:p>
          </table:table-cell>
          <table:table-cell table:formula="of:=1000000/[.$B28]*[.H$24]*8/1024/1024" office:value-type="float" office:value="15.2587890625">
            <text:p>15.2587890625</text:p>
          </table:table-cell>
          <table:table-cell table:formula="of:=1000000/[.$B28]*[.I$24]*8/1024/1024" office:value-type="float" office:value="30.517578125">
            <text:p>30.517578125</text:p>
          </table:table-cell>
          <table:table-cell table:formula="of:=1000000/[.$B28]*[.J$24]*8/1024/1024" office:value-type="float" office:value="61.03515625">
            <text:p>61.03515625</text:p>
          </table:table-cell>
          <table:table-cell table:formula="of:=1000000/[.$B28]*[.K$24]*8/1024/1024" office:value-type="float" office:value="122.0703125">
            <text:p>122.0703125</text:p>
          </table:table-cell>
          <table:table-cell table:formula="of:=1000000/[.$B28]*[.L$24]*8/1024/1024" office:value-type="float" office:value="244.140625">
            <text:p>244.140625</text:p>
          </table:table-cell>
          <table:table-cell table:formula="of:=1000000/[.$B28]*[.M$24]*8/1024/1024" office:value-type="float" office:value="488.28125">
            <text:p>488.28125</text:p>
          </table:table-cell>
          <table:table-cell table:formula="of:=1000000/[.$B28]*[.N$24]*8/1024/1024" office:value-type="float" office:value="976.5625">
            <text:p>976.5625</text:p>
          </table:table-cell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formula="of:=1000000/[.$B29]*[.C$24]*8/1024/1024" office:value-type="float" office:value="0.238418579101562">
            <text:p>0.2384185791</text:p>
          </table:table-cell>
          <table:table-cell table:formula="of:=1000000/[.$B29]*[.D$24]*8/1024/1024" office:value-type="float" office:value="0.476837158203125">
            <text:p>0.4768371582</text:p>
          </table:table-cell>
          <table:table-cell table:formula="of:=1000000/[.$B29]*[.E$24]*8/1024/1024" office:value-type="float" office:value="0.95367431640625">
            <text:p>0.9536743164</text:p>
          </table:table-cell>
          <table:table-cell table:formula="of:=1000000/[.$B29]*[.F$24]*8/1024/1024" office:value-type="float" office:value="1.9073486328125">
            <text:p>1.9073486328</text:p>
          </table:table-cell>
          <table:table-cell table:formula="of:=1000000/[.$B29]*[.G$24]*8/1024/1024" office:value-type="float" office:value="3.814697265625">
            <text:p>3.8146972656</text:p>
          </table:table-cell>
          <table:table-cell table:formula="of:=1000000/[.$B29]*[.H$24]*8/1024/1024" office:value-type="float" office:value="7.62939453125">
            <text:p>7.6293945313</text:p>
          </table:table-cell>
          <table:table-cell table:formula="of:=1000000/[.$B29]*[.I$24]*8/1024/1024" office:value-type="float" office:value="15.2587890625">
            <text:p>15.2587890625</text:p>
          </table:table-cell>
          <table:table-cell table:formula="of:=1000000/[.$B29]*[.J$24]*8/1024/1024" office:value-type="float" office:value="30.517578125">
            <text:p>30.517578125</text:p>
          </table:table-cell>
          <table:table-cell table:formula="of:=1000000/[.$B29]*[.K$24]*8/1024/1024" office:value-type="float" office:value="61.03515625">
            <text:p>61.03515625</text:p>
          </table:table-cell>
          <table:table-cell table:formula="of:=1000000/[.$B29]*[.L$24]*8/1024/1024" office:value-type="float" office:value="122.0703125">
            <text:p>122.0703125</text:p>
          </table:table-cell>
          <table:table-cell table:formula="of:=1000000/[.$B29]*[.M$24]*8/1024/1024" office:value-type="float" office:value="244.140625">
            <text:p>244.140625</text:p>
          </table:table-cell>
          <table:table-cell table:formula="of:=1000000/[.$B29]*[.N$24]*8/1024/1024" office:value-type="float" office:value="488.28125">
            <text:p>488.28125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100000*100000/[.B35]/1024/1024" office:value-type="float" office:value="149.011611938477">
            <text:p>149.01161193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100000*100000/[.B36]/1024/1024" office:value-type="float" office:value="74.5058059692383">
            <text:p>74.505805969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100000*100000/[.B37]/1024/1024" office:value-type="float" office:value="37.2529029846191">
            <text:p>37.25290298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100000*100000/[.B38]/1024/1024" office:value-type="float" office:value="18.6264514923096">
            <text:p>18.62645149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24">
            <text:p>1024</text:p>
          </table:table-cell>
          <table:table-cell table:formula="of:=100000*100000/[.B39]/1024/1024" office:value-type="float" office:value="9.31322574615479">
            <text:p>9.3132257462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2^32" office:value-type="float" office:value="4294967296">
            <text:p>4294967296</text:p>
          </table:table-cell>
          <table:table-cell/>
          <table:table-cell table:formula="of:=2^17" office:value-type="float" office:value="131072">
            <text:p>13107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2^64" office:value-type="float" office:value="1.84467440737096E+019">
            <text:p>1844674407370960000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100000^2" office:value-type="float" office:value="10000000000">
            <text:p>10000000000</text:p>
          </table:table-cell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Patti</meta:initial-creator>
    <meta:creation-date>2012-05-02T16:05:54</meta:creation-date>
    <dc:date>2012-05-04T14:59:04</dc:date>
    <dc:creator>Doug Patti</dc:creator>
    <meta:editing-duration>PT1H27M26S</meta:editing-duration>
    <meta:editing-cycles>4</meta:editing-cycles>
    <meta:generator>LibreOffice/3.5$Linux_x86 LibreOffice_project/350m1$Build-202</meta:generator>
    <meta:document-statistic meta:table-count="3" meta:cell-count="271" meta:object-count="0"/>
  </office:meta>
</office:document-meta>
</file>